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49in" svg:x="4.9031in" svg:y="0.178in">
            <draw:object draw:notify-on-update-of-ranges="Sheet1.A44:Sheet1.A44 Sheet1.A45:Sheet1.A55 Sheet1.B44:Sheet1.B44 Sheet1.B45:Sheet1.B55 Sheet1.A44:Sheet1.A44 Sheet1.A45:Sheet1.A55 Sheet1.C44:Sheet1.C44 Sheet1.C45:Sheet1.C55 Sheet1.A44:Sheet1.A44 Sheet1.A45:Sheet1.A55 Sheet1.D44:Sheet1.D44 Sheet1.D45:Sheet1.D5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49in" svg:x="4.9248in" svg:y="3.974in">
            <draw:object draw:notify-on-update-of-ranges="Sheet1.A16:Sheet1.A16 Sheet1.A17:Sheet1.A27 Sheet1.B16:Sheet1.B16 Sheet1.B17:Sheet1.B27 Sheet1.A16:Sheet1.A16 Sheet1.A17:Sheet1.A27 Sheet1.C16:Sheet1.C16 Sheet1.C17:Sheet1.C27 Sheet1.A16:Sheet1.A16 Sheet1.A17:Sheet1.A27 Sheet1.D16:Sheet1.D16 Sheet1.D17:Sheet1.D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92in" svg:height="3.5453in" svg:x="4.9354in" svg:y="7.8323in">
            <draw:object draw:notify-on-update-of-ranges="Sheet1.A30:Sheet1.A30 Sheet1.A31:Sheet1.A41 Sheet1.B30:Sheet1.B30 Sheet1.B31:Sheet1.B41 Sheet1.A30:Sheet1.A30 Sheet1.A31:Sheet1.A41 Sheet1.C30:Sheet1.C30 Sheet1.C31:Sheet1.C41 Sheet1.A30:Sheet1.A30 Sheet1.A31:Sheet1.A41 Sheet1.D30:Sheet1.D30 Sheet1.D31:Sheet1.D4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92in" svg:height="3.5453in" svg:x="4.9354in" svg:y="11.7539in">
            <draw:object draw:notify-on-update-of-ranges="Sheet1.A44:Sheet1.A44 Sheet1.A45:Sheet1.A55 Sheet1.B44:Sheet1.B44 Sheet1.B45:Sheet1.B55 Sheet1.A44:Sheet1.A44 Sheet1.A45:Sheet1.A55 Sheet1.C44:Sheet1.C44 Sheet1.C45:Sheet1.C55 Sheet1.A44:Sheet1.A44 Sheet1.A45:Sheet1.A55 Sheet1.D44:Sheet1.D44 Sheet1.D45:Sheet1.D5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92in" svg:height="3.5453in" svg:x="4.9571in" svg:y="15.2673in">
            <draw:object draw:notify-on-update-of-ranges="Sheet1.A58:Sheet1.A58 Sheet1.A59:Sheet1.A69 Sheet1.B58:Sheet1.B58 Sheet1.B59:Sheet1.B69 Sheet1.A58:Sheet1.A58 Sheet1.A59:Sheet1.A69 Sheet1.C58:Sheet1.C58 Sheet1.C59:Sheet1.C69 Sheet1.A58:Sheet1.A58 Sheet1.A59:Sheet1.A69 Sheet1.D58:Sheet1.D58 Sheet1.D59:Sheet1.D6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49in" svg:x="4.6976in" svg:y="19.1894in">
            <draw:object draw:notify-on-update-of-ranges="Sheet1.A72:Sheet1.A72 Sheet1.A73:Sheet1.A83 Sheet1.B72:Sheet1.B72 Sheet1.B73:Sheet1.B83 Sheet1.A72:Sheet1.A72 Sheet1.A73:Sheet1.A83 Sheet1.C72:Sheet1.C72 Sheet1.C73:Sheet1.C83 Sheet1.A72:Sheet1.A72 Sheet1.A73:Sheet1.A83 Sheet1.D72:Sheet1.D72 Sheet1.D73:Sheet1.D8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=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ellIndex</text:p>
          </table:table-cell>
          <table:table-cell office:value-type="string" calcext:value-type="string">
            <text:p>CellIndexPeriodic</text:p>
          </table:table-cell>
          <table:table-cell office:value-type="string" calcext:value-type="string">
            <text:p>BruteForceMetho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632278" calcext:value-type="float">
            <text:p>36632278</text:p>
          </table:table-cell>
          <table:table-cell office:value-type="float" office:value="20701192" calcext:value-type="float">
            <text:p>20701192</text:p>
          </table:table-cell>
          <table:table-cell office:value-type="float" office:value="2743242" calcext:value-type="float">
            <text:p>27432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178897" calcext:value-type="float">
            <text:p>43178897</text:p>
          </table:table-cell>
          <table:table-cell office:value-type="float" office:value="44395311" calcext:value-type="float">
            <text:p>44395311</text:p>
          </table:table-cell>
          <table:table-cell office:value-type="float" office:value="2200337" calcext:value-type="float">
            <text:p>22003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122265" calcext:value-type="float">
            <text:p>39122265</text:p>
          </table:table-cell>
          <table:table-cell office:value-type="float" office:value="32713883" calcext:value-type="float">
            <text:p>32713883</text:p>
          </table:table-cell>
          <table:table-cell office:value-type="float" office:value="2207475" calcext:value-type="float">
            <text:p>22074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992498" calcext:value-type="float">
            <text:p>26992498</text:p>
          </table:table-cell>
          <table:table-cell office:value-type="float" office:value="52247666" calcext:value-type="float">
            <text:p>52247666</text:p>
          </table:table-cell>
          <table:table-cell office:value-type="float" office:value="2259651" calcext:value-type="float">
            <text:p>22596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903582" calcext:value-type="float">
            <text:p>16903582</text:p>
          </table:table-cell>
          <table:table-cell office:value-type="float" office:value="38775640" calcext:value-type="float">
            <text:p>38775640</text:p>
          </table:table-cell>
          <table:table-cell office:value-type="float" office:value="2098725" calcext:value-type="float">
            <text:p>20987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910835" calcext:value-type="float">
            <text:p>38910835</text:p>
          </table:table-cell>
          <table:table-cell office:value-type="float" office:value="17677635" calcext:value-type="float">
            <text:p>17677635</text:p>
          </table:table-cell>
          <table:table-cell office:value-type="float" office:value="2757733" calcext:value-type="float">
            <text:p>27577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760027" calcext:value-type="float">
            <text:p>38760027</text:p>
          </table:table-cell>
          <table:table-cell office:value-type="float" office:value="25849124" calcext:value-type="float">
            <text:p>25849124</text:p>
          </table:table-cell>
          <table:table-cell office:value-type="float" office:value="5029235" calcext:value-type="float">
            <text:p>50292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666294" calcext:value-type="float">
            <text:p>26666294</text:p>
          </table:table-cell>
          <table:table-cell office:value-type="float" office:value="28503657" calcext:value-type="float">
            <text:p>28503657</text:p>
          </table:table-cell>
          <table:table-cell office:value-type="float" office:value="2897371" calcext:value-type="float">
            <text:p>28973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489148" calcext:value-type="float">
            <text:p>41489148</text:p>
          </table:table-cell>
          <table:table-cell office:value-type="float" office:value="40201442" calcext:value-type="float">
            <text:p>40201442</text:p>
          </table:table-cell>
          <table:table-cell office:value-type="float" office:value="2722306" calcext:value-type="float">
            <text:p>27223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134390" calcext:value-type="float">
            <text:p>39134390</text:p>
          </table:table-cell>
          <table:table-cell office:value-type="float" office:value="28973573" calcext:value-type="float">
            <text:p>28973573</text:p>
          </table:table-cell>
          <table:table-cell office:value-type="float" office:value="2338060" calcext:value-type="float">
            <text:p>23380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426924" calcext:value-type="float">
            <text:p>26426924</text:p>
          </table:table-cell>
          <table:table-cell office:value-type="float" office:value="21838286" calcext:value-type="float">
            <text:p>21838286</text:p>
          </table:table-cell>
          <table:table-cell office:value-type="float" office:value="2410094" calcext:value-type="float">
            <text:p>241009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ellIndex</text:p>
          </table:table-cell>
          <table:table-cell office:value-type="string" calcext:value-type="string">
            <text:p>CellIndexPeriodic</text:p>
          </table:table-cell>
          <table:table-cell office:value-type="string" calcext:value-type="string">
            <text:p>BruteForceMetho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146355" calcext:value-type="float">
            <text:p>22146355</text:p>
          </table:table-cell>
          <table:table-cell office:value-type="float" office:value="47995660" calcext:value-type="float">
            <text:p>47995660</text:p>
          </table:table-cell>
          <table:table-cell office:value-type="float" office:value="1965452" calcext:value-type="float">
            <text:p>19654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694354" calcext:value-type="float">
            <text:p>14694354</text:p>
          </table:table-cell>
          <table:table-cell office:value-type="float" office:value="30647216" calcext:value-type="float">
            <text:p>30647216</text:p>
          </table:table-cell>
          <table:table-cell office:value-type="float" office:value="2081695" calcext:value-type="float">
            <text:p>20816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892605" calcext:value-type="float">
            <text:p>22892605</text:p>
          </table:table-cell>
          <table:table-cell office:value-type="float" office:value="44026756" calcext:value-type="float">
            <text:p>44026756</text:p>
          </table:table-cell>
          <table:table-cell office:value-type="float" office:value="4454692" calcext:value-type="float">
            <text:p>44546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164833" calcext:value-type="float">
            <text:p>74164833</text:p>
          </table:table-cell>
          <table:table-cell office:value-type="float" office:value="17010118" calcext:value-type="float">
            <text:p>17010118</text:p>
          </table:table-cell>
          <table:table-cell office:value-type="float" office:value="18023073" calcext:value-type="float">
            <text:p>180230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830663" calcext:value-type="float">
            <text:p>60830663</text:p>
          </table:table-cell>
          <table:table-cell office:value-type="float" office:value="26586993" calcext:value-type="float">
            <text:p>26586993</text:p>
          </table:table-cell>
          <table:table-cell office:value-type="float" office:value="6555666" calcext:value-type="float">
            <text:p>65556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746247" calcext:value-type="float">
            <text:p>19746247</text:p>
          </table:table-cell>
          <table:table-cell office:value-type="float" office:value="36430118" calcext:value-type="float">
            <text:p>36430118</text:p>
          </table:table-cell>
          <table:table-cell office:value-type="float" office:value="2330803" calcext:value-type="float">
            <text:p>23308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638581" calcext:value-type="float">
            <text:p>16638581</text:p>
          </table:table-cell>
          <table:table-cell office:value-type="float" office:value="27329556" calcext:value-type="float">
            <text:p>27329556</text:p>
          </table:table-cell>
          <table:table-cell office:value-type="float" office:value="11349143" calcext:value-type="float">
            <text:p>113491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906977" calcext:value-type="float">
            <text:p>28906977</text:p>
          </table:table-cell>
          <table:table-cell office:value-type="float" office:value="20917964" calcext:value-type="float">
            <text:p>20917964</text:p>
          </table:table-cell>
          <table:table-cell office:value-type="float" office:value="6306793" calcext:value-type="float">
            <text:p>63067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039928" calcext:value-type="float">
            <text:p>28039928</text:p>
          </table:table-cell>
          <table:table-cell office:value-type="float" office:value="45177154" calcext:value-type="float">
            <text:p>45177154</text:p>
          </table:table-cell>
          <table:table-cell office:value-type="float" office:value="2395151" calcext:value-type="float">
            <text:p>23951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169008" calcext:value-type="float">
            <text:p>31169008</text:p>
          </table:table-cell>
          <table:table-cell office:value-type="float" office:value="26805990" calcext:value-type="float">
            <text:p>26805990</text:p>
          </table:table-cell>
          <table:table-cell office:value-type="float" office:value="4517300" calcext:value-type="float">
            <text:p>45173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445932" calcext:value-type="float">
            <text:p>26445932</text:p>
          </table:table-cell>
          <table:table-cell office:value-type="float" office:value="17739708" calcext:value-type="float">
            <text:p>17739708</text:p>
          </table:table-cell>
          <table:table-cell office:value-type="float" office:value="2602558" calcext:value-type="float">
            <text:p>260255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ellIndex</text:p>
          </table:table-cell>
          <table:table-cell office:value-type="string" calcext:value-type="string">
            <text:p>CellIndexPeriodic</text:p>
          </table:table-cell>
          <table:table-cell office:value-type="string" calcext:value-type="string">
            <text:p>BruteForceMetho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986861" calcext:value-type="float">
            <text:p>27986861</text:p>
          </table:table-cell>
          <table:table-cell office:value-type="float" office:value="24718959" calcext:value-type="float">
            <text:p>24718959</text:p>
          </table:table-cell>
          <table:table-cell office:value-type="float" office:value="1914382" calcext:value-type="float">
            <text:p>1914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943505" calcext:value-type="float">
            <text:p>16943505</text:p>
          </table:table-cell>
          <table:table-cell office:value-type="float" office:value="22237493" calcext:value-type="float">
            <text:p>22237493</text:p>
          </table:table-cell>
          <table:table-cell office:value-type="float" office:value="11640390" calcext:value-type="float">
            <text:p>116403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751462" calcext:value-type="float">
            <text:p>18751462</text:p>
          </table:table-cell>
          <table:table-cell office:value-type="float" office:value="28916318" calcext:value-type="float">
            <text:p>28916318</text:p>
          </table:table-cell>
          <table:table-cell office:value-type="float" office:value="6850410" calcext:value-type="float">
            <text:p>68504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20010" calcext:value-type="float">
            <text:p>29020010</text:p>
          </table:table-cell>
          <table:table-cell office:value-type="float" office:value="21756457" calcext:value-type="float">
            <text:p>21756457</text:p>
          </table:table-cell>
          <table:table-cell office:value-type="float" office:value="9774187" calcext:value-type="float">
            <text:p>97741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537661" calcext:value-type="float">
            <text:p>33537661</text:p>
          </table:table-cell>
          <table:table-cell office:value-type="float" office:value="20592425" calcext:value-type="float">
            <text:p>20592425</text:p>
          </table:table-cell>
          <table:table-cell office:value-type="float" office:value="2161157" calcext:value-type="float">
            <text:p>21611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857258" calcext:value-type="float">
            <text:p>16857258</text:p>
          </table:table-cell>
          <table:table-cell office:value-type="float" office:value="43368059" calcext:value-type="float">
            <text:p>43368059</text:p>
          </table:table-cell>
          <table:table-cell office:value-type="float" office:value="9786950" calcext:value-type="float">
            <text:p>97869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082356" calcext:value-type="float">
            <text:p>17082356</text:p>
          </table:table-cell>
          <table:table-cell office:value-type="float" office:value="43784338" calcext:value-type="float">
            <text:p>43784338</text:p>
          </table:table-cell>
          <table:table-cell office:value-type="float" office:value="4239308" calcext:value-type="float">
            <text:p>42393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329677" calcext:value-type="float">
            <text:p>16329677</text:p>
          </table:table-cell>
          <table:table-cell office:value-type="float" office:value="45409705" calcext:value-type="float">
            <text:p>45409705</text:p>
          </table:table-cell>
          <table:table-cell office:value-type="float" office:value="2820018" calcext:value-type="float">
            <text:p>28200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927049" calcext:value-type="float">
            <text:p>36927049</text:p>
          </table:table-cell>
          <table:table-cell office:value-type="float" office:value="66695441" calcext:value-type="float">
            <text:p>66695441</text:p>
          </table:table-cell>
          <table:table-cell office:value-type="float" office:value="2611786" calcext:value-type="float">
            <text:p>26117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251563" calcext:value-type="float">
            <text:p>32251563</text:p>
          </table:table-cell>
          <table:table-cell office:value-type="float" office:value="24740745" calcext:value-type="float">
            <text:p>24740745</text:p>
          </table:table-cell>
          <table:table-cell office:value-type="float" office:value="2296376" calcext:value-type="float">
            <text:p>22963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228844" calcext:value-type="float">
            <text:p>16228844</text:p>
          </table:table-cell>
          <table:table-cell office:value-type="float" office:value="40989810" calcext:value-type="float">
            <text:p>40989810</text:p>
          </table:table-cell>
          <table:table-cell office:value-type="float" office:value="3455323" calcext:value-type="float">
            <text:p>345532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ellIndex</text:p>
          </table:table-cell>
          <table:table-cell office:value-type="string" calcext:value-type="string">
            <text:p>CellIndexPeriodic</text:p>
          </table:table-cell>
          <table:table-cell office:value-type="string" calcext:value-type="string">
            <text:p>BruteForceMetho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640640" calcext:value-type="float">
            <text:p>13640640</text:p>
          </table:table-cell>
          <table:table-cell office:value-type="float" office:value="23798631" calcext:value-type="float">
            <text:p>23798631</text:p>
          </table:table-cell>
          <table:table-cell office:value-type="float" office:value="8378281" calcext:value-type="float">
            <text:p>83782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16075" calcext:value-type="float">
            <text:p>14016075</text:p>
          </table:table-cell>
          <table:table-cell office:value-type="float" office:value="44343687" calcext:value-type="float">
            <text:p>44343687</text:p>
          </table:table-cell>
          <table:table-cell office:value-type="float" office:value="2084662" calcext:value-type="float">
            <text:p>20846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197372" calcext:value-type="float">
            <text:p>28197372</text:p>
          </table:table-cell>
          <table:table-cell office:value-type="float" office:value="40212120" calcext:value-type="float">
            <text:p>40212120</text:p>
          </table:table-cell>
          <table:table-cell office:value-type="float" office:value="10480511" calcext:value-type="float">
            <text:p>104805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367621" calcext:value-type="float">
            <text:p>32367621</text:p>
          </table:table-cell>
          <table:table-cell office:value-type="float" office:value="18279495" calcext:value-type="float">
            <text:p>18279495</text:p>
          </table:table-cell>
          <table:table-cell office:value-type="float" office:value="2237399" calcext:value-type="float">
            <text:p>22373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908903" calcext:value-type="float">
            <text:p>46908903</text:p>
          </table:table-cell>
          <table:table-cell office:value-type="float" office:value="30477467" calcext:value-type="float">
            <text:p>30477467</text:p>
          </table:table-cell>
          <table:table-cell office:value-type="float" office:value="11868599" calcext:value-type="float">
            <text:p>118685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361270" calcext:value-type="float">
            <text:p>22361270</text:p>
          </table:table-cell>
          <table:table-cell office:value-type="float" office:value="15095331" calcext:value-type="float">
            <text:p>15095331</text:p>
          </table:table-cell>
          <table:table-cell office:value-type="float" office:value="11354186" calcext:value-type="float">
            <text:p>113541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761868" calcext:value-type="float">
            <text:p>28761868</text:p>
          </table:table-cell>
          <table:table-cell office:value-type="float" office:value="31827056" calcext:value-type="float">
            <text:p>31827056</text:p>
          </table:table-cell>
          <table:table-cell office:value-type="float" office:value="9828818" calcext:value-type="float">
            <text:p>98288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458428" calcext:value-type="float">
            <text:p>51458428</text:p>
          </table:table-cell>
          <table:table-cell office:value-type="float" office:value="48125537" calcext:value-type="float">
            <text:p>48125537</text:p>
          </table:table-cell>
          <table:table-cell office:value-type="float" office:value="8482926" calcext:value-type="float">
            <text:p>84829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003156" calcext:value-type="float">
            <text:p>48003156</text:p>
          </table:table-cell>
          <table:table-cell office:value-type="float" office:value="32182580" calcext:value-type="float">
            <text:p>32182580</text:p>
          </table:table-cell>
          <table:table-cell office:value-type="float" office:value="16982765" calcext:value-type="float">
            <text:p>169827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898235" calcext:value-type="float">
            <text:p>42898235</text:p>
          </table:table-cell>
          <table:table-cell office:value-type="float" office:value="28569457" calcext:value-type="float">
            <text:p>28569457</text:p>
          </table:table-cell>
          <table:table-cell office:value-type="float" office:value="2353517" calcext:value-type="float">
            <text:p>23535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890461" calcext:value-type="float">
            <text:p>27890461</text:p>
          </table:table-cell>
          <table:table-cell office:value-type="float" office:value="38844832" calcext:value-type="float">
            <text:p>38844832</text:p>
          </table:table-cell>
          <table:table-cell office:value-type="float" office:value="2597803" calcext:value-type="float">
            <text:p>259780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ellIndex</text:p>
          </table:table-cell>
          <table:table-cell office:value-type="string" calcext:value-type="string">
            <text:p>CellIndexPeriodic</text:p>
          </table:table-cell>
          <table:table-cell office:value-type="string" calcext:value-type="string">
            <text:p>BruteForceMetho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099294" calcext:value-type="float">
            <text:p>26099294</text:p>
          </table:table-cell>
          <table:table-cell office:value-type="float" office:value="23491344" calcext:value-type="float">
            <text:p>23491344</text:p>
          </table:table-cell>
          <table:table-cell office:value-type="float" office:value="2227418" calcext:value-type="float">
            <text:p>22274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976245" calcext:value-type="float">
            <text:p>17976245</text:p>
          </table:table-cell>
          <table:table-cell office:value-type="float" office:value="30751628" calcext:value-type="float">
            <text:p>30751628</text:p>
          </table:table-cell>
          <table:table-cell office:value-type="float" office:value="5907664" calcext:value-type="float">
            <text:p>59076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459495" calcext:value-type="float">
            <text:p>61459495</text:p>
          </table:table-cell>
          <table:table-cell office:value-type="float" office:value="22928554" calcext:value-type="float">
            <text:p>22928554</text:p>
          </table:table-cell>
          <table:table-cell office:value-type="float" office:value="2265183" calcext:value-type="float">
            <text:p>22651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738609" calcext:value-type="float">
            <text:p>15738609</text:p>
          </table:table-cell>
          <table:table-cell office:value-type="float" office:value="16299759" calcext:value-type="float">
            <text:p>16299759</text:p>
          </table:table-cell>
          <table:table-cell office:value-type="float" office:value="2128554" calcext:value-type="float">
            <text:p>21285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613588" calcext:value-type="float">
            <text:p>28613588</text:p>
          </table:table-cell>
          <table:table-cell office:value-type="float" office:value="30379142" calcext:value-type="float">
            <text:p>30379142</text:p>
          </table:table-cell>
          <table:table-cell office:value-type="float" office:value="2685097" calcext:value-type="float">
            <text:p>26850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164794" calcext:value-type="float">
            <text:p>14164794</text:p>
          </table:table-cell>
          <table:table-cell office:value-type="float" office:value="38177143" calcext:value-type="float">
            <text:p>38177143</text:p>
          </table:table-cell>
          <table:table-cell office:value-type="float" office:value="13645337" calcext:value-type="float">
            <text:p>136453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523670" calcext:value-type="float">
            <text:p>24523670</text:p>
          </table:table-cell>
          <table:table-cell office:value-type="float" office:value="31622383" calcext:value-type="float">
            <text:p>31622383</text:p>
          </table:table-cell>
          <table:table-cell office:value-type="float" office:value="2496397" calcext:value-type="float">
            <text:p>24963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785876" calcext:value-type="float">
            <text:p>25785876</text:p>
          </table:table-cell>
          <table:table-cell office:value-type="float" office:value="55680772" calcext:value-type="float">
            <text:p>55680772</text:p>
          </table:table-cell>
          <table:table-cell office:value-type="float" office:value="4625352" calcext:value-type="float">
            <text:p>46253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217709" calcext:value-type="float">
            <text:p>41217709</text:p>
          </table:table-cell>
          <table:table-cell office:value-type="float" office:value="33338011" calcext:value-type="float">
            <text:p>33338011</text:p>
          </table:table-cell>
          <table:table-cell office:value-type="float" office:value="2372771" calcext:value-type="float">
            <text:p>23727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967667" calcext:value-type="float">
            <text:p>22967667</text:p>
          </table:table-cell>
          <table:table-cell office:value-type="float" office:value="14133098" calcext:value-type="float">
            <text:p>14133098</text:p>
          </table:table-cell>
          <table:table-cell office:value-type="float" office:value="4076232" calcext:value-type="float">
            <text:p>40762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757170" calcext:value-type="float">
            <text:p>16757170</text:p>
          </table:table-cell>
          <table:table-cell office:value-type="float" office:value="40027618" calcext:value-type="float">
            <text:p>40027618</text:p>
          </table:table-cell>
          <table:table-cell office:value-type="float" office:value="3299357" calcext:value-type="float">
            <text:p>329935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ellIndex</text:p>
          </table:table-cell>
          <table:table-cell office:value-type="string" calcext:value-type="string">
            <text:p>CellIndexPeriodic</text:p>
          </table:table-cell>
          <table:table-cell office:value-type="string" calcext:value-type="string">
            <text:p>BruteForceMetho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656277" calcext:value-type="float">
            <text:p>42656277</text:p>
          </table:table-cell>
          <table:table-cell office:value-type="float" office:value="19826298" calcext:value-type="float">
            <text:p>19826298</text:p>
          </table:table-cell>
          <table:table-cell office:value-type="float" office:value="2405280" calcext:value-type="float">
            <text:p>24052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989430" calcext:value-type="float">
            <text:p>16989430</text:p>
          </table:table-cell>
          <table:table-cell office:value-type="float" office:value="49347761" calcext:value-type="float">
            <text:p>49347761</text:p>
          </table:table-cell>
          <table:table-cell office:value-type="float" office:value="1914606" calcext:value-type="float">
            <text:p>19146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41323" calcext:value-type="float">
            <text:p>50041323</text:p>
          </table:table-cell>
          <table:table-cell office:value-type="float" office:value="20519646" calcext:value-type="float">
            <text:p>20519646</text:p>
          </table:table-cell>
          <table:table-cell office:value-type="float" office:value="1931497" calcext:value-type="float">
            <text:p>19314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045749" calcext:value-type="float">
            <text:p>21045749</text:p>
          </table:table-cell>
          <table:table-cell office:value-type="float" office:value="18541072" calcext:value-type="float">
            <text:p>18541072</text:p>
          </table:table-cell>
          <table:table-cell office:value-type="float" office:value="11916612" calcext:value-type="float">
            <text:p>119166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16821" calcext:value-type="float">
            <text:p>20016821</text:p>
          </table:table-cell>
          <table:table-cell office:value-type="float" office:value="24214742" calcext:value-type="float">
            <text:p>24214742</text:p>
          </table:table-cell>
          <table:table-cell office:value-type="float" office:value="13645591" calcext:value-type="float">
            <text:p>136455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08016" calcext:value-type="float">
            <text:p>14008016</text:p>
          </table:table-cell>
          <table:table-cell office:value-type="float" office:value="35708235" calcext:value-type="float">
            <text:p>35708235</text:p>
          </table:table-cell>
          <table:table-cell office:value-type="float" office:value="2087368" calcext:value-type="float">
            <text:p>20873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06597" calcext:value-type="float">
            <text:p>26206597</text:p>
          </table:table-cell>
          <table:table-cell office:value-type="float" office:value="16212321" calcext:value-type="float">
            <text:p>16212321</text:p>
          </table:table-cell>
          <table:table-cell office:value-type="float" office:value="4219472" calcext:value-type="float">
            <text:p>42194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308808" calcext:value-type="float">
            <text:p>15308808</text:p>
          </table:table-cell>
          <table:table-cell office:value-type="float" office:value="14549329" calcext:value-type="float">
            <text:p>14549329</text:p>
          </table:table-cell>
          <table:table-cell office:value-type="float" office:value="2514963" calcext:value-type="float">
            <text:p>25149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947451" calcext:value-type="float">
            <text:p>26947451</text:p>
          </table:table-cell>
          <table:table-cell office:value-type="float" office:value="32798477" calcext:value-type="float">
            <text:p>32798477</text:p>
          </table:table-cell>
          <table:table-cell office:value-type="float" office:value="2985810" calcext:value-type="float">
            <text:p>29858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828759" calcext:value-type="float">
            <text:p>25828759</text:p>
          </table:table-cell>
          <table:table-cell office:value-type="float" office:value="27693868" calcext:value-type="float">
            <text:p>27693868</text:p>
          </table:table-cell>
          <table:table-cell office:value-type="float" office:value="2351501" calcext:value-type="float">
            <text:p>23515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8471" calcext:value-type="float">
            <text:p>22018471</text:p>
          </table:table-cell>
          <table:table-cell office:value-type="float" office:value="37057721" calcext:value-type="float">
            <text:p>37057721</text:p>
          </table:table-cell>
          <table:table-cell office:value-type="float" office:value="2425999" calcext:value-type="float">
            <text:p>2425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5T19:32:30.180782417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29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title svg:x="5.932cm" svg:y="0.316cm" chart:style-name="ch2">
          <text:p>Method Comparison</text:p>
        </chart:title>
        <chart:subtitle svg:x="7.321cm" svg:y="1.301cm" chart:style-name="ch3">
          <text:p>M = 13</text:p>
        </chart:subtitle>
        <chart:legend chart:legend-position="end" svg:x="11.825cm" svg:y="3.705cm" style:legend-expansion="high" chart:style-name="ch4"/>
        <chart:plot-area chart:style-name="ch5" table:cell-range-address="Sheet1.A44:Sheet1.D55" chart:data-source-has-labels="row" svg:x="1.331cm" svg:y="2.19cm" svg:width="10.174cm" svg:height="5.654cm">
          <chartooo:coordinate-region svg:x="3.064cm" svg:y="2.389cm" svg:width="8.254cm" svg:height="4.808cm"/>
          <chart:axis chart:dimension="x" chart:name="primary-x" chart:style-name="ch6">
            <chart:title svg:x="4.919cm" svg:y="8.024cm" chart:style-name="ch7">
              <text:p>Number Of Particles</text:p>
            </chart:title>
          </chart:axis>
          <chart:axis chart:dimension="y" chart:name="primary-y" chart:style-name="ch6">
            <chart:title svg:x="0.451cm" svg:y="5.418cm" chart:style-name="ch8">
              <text:p>Time</text:p>
            </chart:title>
            <chart:grid chart:style-name="ch9" chart:class="major"/>
          </chart:axis>
          <chart:series chart:style-name="ch10" chart:values-cell-range-address="Sheet1.B45:Sheet1.B55" chart:label-cell-address="Sheet1.B44:Sheet1.B44" chart:class="chart:scatter">
            <chart:domain table:cell-range-address="Sheet1.A45:Sheet1.A55"/>
            <chart:data-point chart:repeated="11"/>
          </chart:series>
          <chart:series chart:style-name="ch11" chart:values-cell-range-address="Sheet1.C45:Sheet1.C55" chart:label-cell-address="Sheet1.C44:Sheet1.C44" chart:class="chart:scatter">
            <chart:data-point chart:repeated="11"/>
          </chart:series>
          <chart:series chart:style-name="ch12" chart:values-cell-range-address="Sheet1.D45:Sheet1.D55" chart:label-cell-address="Sheet1.D44:Sheet1.D44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llIndex</text:p>
                <draw:g>
                  <svg:desc>Sheet1.B44:Sheet1.B44</svg:desc>
                </draw:g>
              </table:table-cell>
              <table:table-cell office:value-type="string">
                <text:p>CellIndexPeriodic</text:p>
                <draw:g>
                  <svg:desc>Sheet1.C44:Sheet1.C44</svg:desc>
                </draw:g>
              </table:table-cell>
              <table:table-cell office:value-type="string">
                <text:p>BruteForceMethod</text:p>
                <draw:g>
                  <svg:desc>Sheet1.D44:Sheet1.D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45:Sheet1.A55</svg:desc>
                </draw:g>
              </table:table-cell>
              <table:table-cell office:value-type="float" office:value="13640640">
                <text:p>13640640</text:p>
                <draw:g>
                  <svg:desc>Sheet1.B45:Sheet1.B55</svg:desc>
                </draw:g>
              </table:table-cell>
              <table:table-cell office:value-type="float" office:value="23798631">
                <text:p>23798631</text:p>
                <draw:g>
                  <svg:desc>Sheet1.C45:Sheet1.C55</svg:desc>
                </draw:g>
              </table:table-cell>
              <table:table-cell office:value-type="float" office:value="8378281">
                <text:p>8378281</text:p>
                <draw:g>
                  <svg:desc>Sheet1.D45:Sheet1.D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016075">
                <text:p>14016075</text:p>
              </table:table-cell>
              <table:table-cell office:value-type="float" office:value="44343687">
                <text:p>44343687</text:p>
              </table:table-cell>
              <table:table-cell office:value-type="float" office:value="2084662">
                <text:p>20846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8197372">
                <text:p>28197372</text:p>
              </table:table-cell>
              <table:table-cell office:value-type="float" office:value="40212120">
                <text:p>40212120</text:p>
              </table:table-cell>
              <table:table-cell office:value-type="float" office:value="10480511">
                <text:p>104805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2367621">
                <text:p>32367621</text:p>
              </table:table-cell>
              <table:table-cell office:value-type="float" office:value="18279495">
                <text:p>18279495</text:p>
              </table:table-cell>
              <table:table-cell office:value-type="float" office:value="2237399">
                <text:p>2237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6908903">
                <text:p>46908903</text:p>
              </table:table-cell>
              <table:table-cell office:value-type="float" office:value="30477467">
                <text:p>30477467</text:p>
              </table:table-cell>
              <table:table-cell office:value-type="float" office:value="11868599">
                <text:p>118685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2361270">
                <text:p>22361270</text:p>
              </table:table-cell>
              <table:table-cell office:value-type="float" office:value="15095331">
                <text:p>15095331</text:p>
              </table:table-cell>
              <table:table-cell office:value-type="float" office:value="11354186">
                <text:p>11354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8761868">
                <text:p>28761868</text:p>
              </table:table-cell>
              <table:table-cell office:value-type="float" office:value="31827056">
                <text:p>31827056</text:p>
              </table:table-cell>
              <table:table-cell office:value-type="float" office:value="9828818">
                <text:p>9828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1458428">
                <text:p>51458428</text:p>
              </table:table-cell>
              <table:table-cell office:value-type="float" office:value="48125537">
                <text:p>48125537</text:p>
              </table:table-cell>
              <table:table-cell office:value-type="float" office:value="8482926">
                <text:p>8482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48003156">
                <text:p>48003156</text:p>
              </table:table-cell>
              <table:table-cell office:value-type="float" office:value="32182580">
                <text:p>32182580</text:p>
              </table:table-cell>
              <table:table-cell office:value-type="float" office:value="16982765">
                <text:p>169827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2898235">
                <text:p>42898235</text:p>
              </table:table-cell>
              <table:table-cell office:value-type="float" office:value="28569457">
                <text:p>28569457</text:p>
              </table:table-cell>
              <table:table-cell office:value-type="float" office:value="2353517">
                <text:p>23535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27890461">
                <text:p>27890461</text:p>
              </table:table-cell>
              <table:table-cell office:value-type="float" office:value="38844832">
                <text:p>38844832</text:p>
              </table:table-cell>
              <table:table-cell office:value-type="float" office:value="2597803">
                <text:p>2597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title svg:x="5.932cm" svg:y="0.316cm" chart:style-name="ch2">
          <text:p>Method Comparison</text:p>
        </chart:title>
        <chart:subtitle svg:x="7.427cm" svg:y="1.301cm" chart:style-name="ch3">
          <text:p>M=12</text:p>
        </chart:subtitle>
        <chart:legend chart:legend-position="end" svg:x="11.825cm" svg:y="3.705cm" style:legend-expansion="high" chart:style-name="ch4"/>
        <chart:plot-area chart:style-name="ch5" table:cell-range-address="Sheet1.A16:Sheet1.D27" chart:data-source-has-labels="row" svg:x="1.331cm" svg:y="2.19cm" svg:width="10.174cm" svg:height="5.654cm">
          <chartooo:coordinate-region svg:x="3.064cm" svg:y="2.389cm" svg:width="8.254cm" svg:height="4.808cm"/>
          <chart:axis chart:dimension="x" chart:name="primary-x" chart:style-name="ch6">
            <chart:title svg:x="4.919cm" svg:y="8.024cm" chart:style-name="ch7">
              <text:p>Number Of Particles</text:p>
            </chart:title>
          </chart:axis>
          <chart:axis chart:dimension="y" chart:name="primary-y" chart:style-name="ch6">
            <chart:title svg:x="0.451cm" svg:y="5.418cm" chart:style-name="ch8">
              <text:p>Time</text:p>
            </chart:title>
            <chart:grid chart:style-name="ch9" chart:class="major"/>
          </chart:axis>
          <chart:series chart:style-name="ch10" chart:values-cell-range-address="Sheet1.B17:Sheet1.B27" chart:label-cell-address="Sheet1.B16:Sheet1.B16" chart:class="chart:scatter">
            <chart:domain table:cell-range-address="Sheet1.A17:Sheet1.A27"/>
            <chart:data-point chart:repeated="11"/>
          </chart:series>
          <chart:series chart:style-name="ch11" chart:values-cell-range-address="Sheet1.C17:Sheet1.C27" chart:label-cell-address="Sheet1.C16:Sheet1.C16" chart:class="chart:scatter">
            <chart:data-point chart:repeated="11"/>
          </chart:series>
          <chart:series chart:style-name="ch12" chart:values-cell-range-address="Sheet1.D17:Sheet1.D27" chart:label-cell-address="Sheet1.D16:Sheet1.D16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llIndex</text:p>
                <draw:g>
                  <svg:desc>Sheet1.B16:Sheet1.B16</svg:desc>
                </draw:g>
              </table:table-cell>
              <table:table-cell office:value-type="string">
                <text:p>CellIndexPeriodic</text:p>
                <draw:g>
                  <svg:desc>Sheet1.C16:Sheet1.C16</svg:desc>
                </draw:g>
              </table:table-cell>
              <table:table-cell office:value-type="string">
                <text:p>BruteForceMethod</text:p>
                <draw:g>
                  <svg:desc>Sheet1.D16:Sheet1.D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17:Sheet1.A27</svg:desc>
                </draw:g>
              </table:table-cell>
              <table:table-cell office:value-type="float" office:value="22146355">
                <text:p>22146355</text:p>
                <draw:g>
                  <svg:desc>Sheet1.B17:Sheet1.B27</svg:desc>
                </draw:g>
              </table:table-cell>
              <table:table-cell office:value-type="float" office:value="47995660">
                <text:p>47995660</text:p>
                <draw:g>
                  <svg:desc>Sheet1.C17:Sheet1.C27</svg:desc>
                </draw:g>
              </table:table-cell>
              <table:table-cell office:value-type="float" office:value="1965452">
                <text:p>1965452</text:p>
                <draw:g>
                  <svg:desc>Sheet1.D17:Sheet1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694354">
                <text:p>14694354</text:p>
              </table:table-cell>
              <table:table-cell office:value-type="float" office:value="30647216">
                <text:p>30647216</text:p>
              </table:table-cell>
              <table:table-cell office:value-type="float" office:value="2081695">
                <text:p>2081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2892605">
                <text:p>22892605</text:p>
              </table:table-cell>
              <table:table-cell office:value-type="float" office:value="44026756">
                <text:p>44026756</text:p>
              </table:table-cell>
              <table:table-cell office:value-type="float" office:value="4454692">
                <text:p>44546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4164833">
                <text:p>74164833</text:p>
              </table:table-cell>
              <table:table-cell office:value-type="float" office:value="17010118">
                <text:p>17010118</text:p>
              </table:table-cell>
              <table:table-cell office:value-type="float" office:value="18023073">
                <text:p>180230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60830663">
                <text:p>60830663</text:p>
              </table:table-cell>
              <table:table-cell office:value-type="float" office:value="26586993">
                <text:p>26586993</text:p>
              </table:table-cell>
              <table:table-cell office:value-type="float" office:value="6555666">
                <text:p>6555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9746247">
                <text:p>19746247</text:p>
              </table:table-cell>
              <table:table-cell office:value-type="float" office:value="36430118">
                <text:p>36430118</text:p>
              </table:table-cell>
              <table:table-cell office:value-type="float" office:value="2330803">
                <text:p>23308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6638581">
                <text:p>16638581</text:p>
              </table:table-cell>
              <table:table-cell office:value-type="float" office:value="27329556">
                <text:p>27329556</text:p>
              </table:table-cell>
              <table:table-cell office:value-type="float" office:value="11349143">
                <text:p>11349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8906977">
                <text:p>28906977</text:p>
              </table:table-cell>
              <table:table-cell office:value-type="float" office:value="20917964">
                <text:p>20917964</text:p>
              </table:table-cell>
              <table:table-cell office:value-type="float" office:value="6306793">
                <text:p>63067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8039928">
                <text:p>28039928</text:p>
              </table:table-cell>
              <table:table-cell office:value-type="float" office:value="45177154">
                <text:p>45177154</text:p>
              </table:table-cell>
              <table:table-cell office:value-type="float" office:value="2395151">
                <text:p>2395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1169008">
                <text:p>31169008</text:p>
              </table:table-cell>
              <table:table-cell office:value-type="float" office:value="26805990">
                <text:p>26805990</text:p>
              </table:table-cell>
              <table:table-cell office:value-type="float" office:value="4517300">
                <text:p>45173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26445932">
                <text:p>26445932</text:p>
              </table:table-cell>
              <table:table-cell office:value-type="float" office:value="17739708">
                <text:p>17739708</text:p>
              </table:table-cell>
              <table:table-cell office:value-type="float" office:value="2602558">
                <text:p>26025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title svg:x="5.932cm" svg:y="0.316cm" chart:style-name="ch2">
          <text:p>Method Comparison</text:p>
        </chart:title>
        <chart:subtitle svg:x="7.427cm" svg:y="1.301cm" chart:style-name="ch3">
          <text:p>M=10</text:p>
        </chart:subtitle>
        <chart:legend chart:legend-position="end" svg:x="11.826cm" svg:y="3.706cm" style:legend-expansion="high" chart:style-name="ch4"/>
        <chart:plot-area chart:style-name="ch5" table:cell-range-address="Sheet1.A30:Sheet1.D41" chart:data-source-has-labels="row" svg:x="1.331cm" svg:y="2.19cm" svg:width="10.175cm" svg:height="5.655cm">
          <chartooo:coordinate-region svg:x="3.064cm" svg:y="2.389cm" svg:width="8.255cm" svg:height="4.809cm"/>
          <chart:axis chart:dimension="x" chart:name="primary-x" chart:style-name="ch6">
            <chart:title svg:x="4.919cm" svg:y="8.025cm" chart:style-name="ch7">
              <text:p>Number Of Particles</text:p>
            </chart:title>
          </chart:axis>
          <chart:axis chart:dimension="y" chart:name="primary-y" chart:style-name="ch6">
            <chart:title svg:x="0.451cm" svg:y="5.418cm" chart:style-name="ch8">
              <text:p>Time</text:p>
            </chart:title>
            <chart:grid chart:style-name="ch9" chart:class="major"/>
          </chart:axis>
          <chart:series chart:style-name="ch10" chart:values-cell-range-address="Sheet1.B31:Sheet1.B41" chart:label-cell-address="Sheet1.B30:Sheet1.B30" chart:class="chart:scatter">
            <chart:domain table:cell-range-address="Sheet1.A31:Sheet1.A41"/>
            <chart:data-point chart:repeated="11"/>
          </chart:series>
          <chart:series chart:style-name="ch11" chart:values-cell-range-address="Sheet1.C31:Sheet1.C41" chart:label-cell-address="Sheet1.C30:Sheet1.C30" chart:class="chart:scatter">
            <chart:data-point chart:repeated="11"/>
          </chart:series>
          <chart:series chart:style-name="ch12" chart:values-cell-range-address="Sheet1.D31:Sheet1.D41" chart:label-cell-address="Sheet1.D30:Sheet1.D30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llIndex</text:p>
                <draw:g>
                  <svg:desc>Sheet1.B30:Sheet1.B30</svg:desc>
                </draw:g>
              </table:table-cell>
              <table:table-cell office:value-type="string">
                <text:p>CellIndexPeriodic</text:p>
                <draw:g>
                  <svg:desc>Sheet1.C30:Sheet1.C30</svg:desc>
                </draw:g>
              </table:table-cell>
              <table:table-cell office:value-type="string">
                <text:p>BruteForceMethod</text:p>
                <draw:g>
                  <svg:desc>Sheet1.D30:Sheet1.D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31:Sheet1.A41</svg:desc>
                </draw:g>
              </table:table-cell>
              <table:table-cell office:value-type="float" office:value="27986861">
                <text:p>27986861</text:p>
                <draw:g>
                  <svg:desc>Sheet1.B31:Sheet1.B41</svg:desc>
                </draw:g>
              </table:table-cell>
              <table:table-cell office:value-type="float" office:value="24718959">
                <text:p>24718959</text:p>
                <draw:g>
                  <svg:desc>Sheet1.C31:Sheet1.C41</svg:desc>
                </draw:g>
              </table:table-cell>
              <table:table-cell office:value-type="float" office:value="1914382">
                <text:p>1914382</text:p>
                <draw:g>
                  <svg:desc>Sheet1.D31:Sheet1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943505">
                <text:p>16943505</text:p>
              </table:table-cell>
              <table:table-cell office:value-type="float" office:value="22237493">
                <text:p>22237493</text:p>
              </table:table-cell>
              <table:table-cell office:value-type="float" office:value="11640390">
                <text:p>116403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751462">
                <text:p>18751462</text:p>
              </table:table-cell>
              <table:table-cell office:value-type="float" office:value="28916318">
                <text:p>28916318</text:p>
              </table:table-cell>
              <table:table-cell office:value-type="float" office:value="6850410">
                <text:p>68504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9020010">
                <text:p>29020010</text:p>
              </table:table-cell>
              <table:table-cell office:value-type="float" office:value="21756457">
                <text:p>21756457</text:p>
              </table:table-cell>
              <table:table-cell office:value-type="float" office:value="9774187">
                <text:p>97741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3537661">
                <text:p>33537661</text:p>
              </table:table-cell>
              <table:table-cell office:value-type="float" office:value="20592425">
                <text:p>20592425</text:p>
              </table:table-cell>
              <table:table-cell office:value-type="float" office:value="2161157">
                <text:p>21611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6857258">
                <text:p>16857258</text:p>
              </table:table-cell>
              <table:table-cell office:value-type="float" office:value="43368059">
                <text:p>43368059</text:p>
              </table:table-cell>
              <table:table-cell office:value-type="float" office:value="9786950">
                <text:p>97869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7082356">
                <text:p>17082356</text:p>
              </table:table-cell>
              <table:table-cell office:value-type="float" office:value="43784338">
                <text:p>43784338</text:p>
              </table:table-cell>
              <table:table-cell office:value-type="float" office:value="4239308">
                <text:p>42393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329677">
                <text:p>16329677</text:p>
              </table:table-cell>
              <table:table-cell office:value-type="float" office:value="45409705">
                <text:p>45409705</text:p>
              </table:table-cell>
              <table:table-cell office:value-type="float" office:value="2820018">
                <text:p>28200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36927049">
                <text:p>36927049</text:p>
              </table:table-cell>
              <table:table-cell office:value-type="float" office:value="66695441">
                <text:p>66695441</text:p>
              </table:table-cell>
              <table:table-cell office:value-type="float" office:value="2611786">
                <text:p>26117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2251563">
                <text:p>32251563</text:p>
              </table:table-cell>
              <table:table-cell office:value-type="float" office:value="24740745">
                <text:p>24740745</text:p>
              </table:table-cell>
              <table:table-cell office:value-type="float" office:value="2296376">
                <text:p>2296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16228844">
                <text:p>16228844</text:p>
              </table:table-cell>
              <table:table-cell office:value-type="float" office:value="40989810">
                <text:p>40989810</text:p>
              </table:table-cell>
              <table:table-cell office:value-type="float" office:value="3455323">
                <text:p>34553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title svg:x="5.932cm" svg:y="0.316cm" chart:style-name="ch2">
          <text:p>Method Comparison</text:p>
        </chart:title>
        <chart:subtitle svg:x="7.533cm" svg:y="1.301cm" chart:style-name="ch3">
          <text:p>M=8</text:p>
        </chart:subtitle>
        <chart:legend chart:legend-position="end" svg:x="11.826cm" svg:y="3.706cm" style:legend-expansion="high" chart:style-name="ch4"/>
        <chart:plot-area chart:style-name="ch5" table:cell-range-address="Sheet1.A44:Sheet1.D55" chart:data-source-has-labels="row" svg:x="1.331cm" svg:y="2.19cm" svg:width="10.175cm" svg:height="5.655cm">
          <chartooo:coordinate-region svg:x="3.064cm" svg:y="2.389cm" svg:width="8.255cm" svg:height="4.809cm"/>
          <chart:axis chart:dimension="x" chart:name="primary-x" chart:style-name="ch6">
            <chart:title svg:x="4.919cm" svg:y="8.025cm" chart:style-name="ch7">
              <text:p>Number Of Particles</text:p>
            </chart:title>
          </chart:axis>
          <chart:axis chart:dimension="y" chart:name="primary-y" chart:style-name="ch6">
            <chart:title svg:x="0.451cm" svg:y="5.418cm" chart:style-name="ch8">
              <text:p>Time</text:p>
            </chart:title>
            <chart:grid chart:style-name="ch9" chart:class="major"/>
          </chart:axis>
          <chart:series chart:style-name="ch10" chart:values-cell-range-address="Sheet1.B45:Sheet1.B55" chart:label-cell-address="Sheet1.B44:Sheet1.B44" chart:class="chart:scatter">
            <chart:domain table:cell-range-address="Sheet1.A45:Sheet1.A55"/>
            <chart:data-point chart:repeated="11"/>
          </chart:series>
          <chart:series chart:style-name="ch11" chart:values-cell-range-address="Sheet1.C45:Sheet1.C55" chart:label-cell-address="Sheet1.C44:Sheet1.C44" chart:class="chart:scatter">
            <chart:data-point chart:repeated="11"/>
          </chart:series>
          <chart:series chart:style-name="ch12" chart:values-cell-range-address="Sheet1.D45:Sheet1.D55" chart:label-cell-address="Sheet1.D44:Sheet1.D44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llIndex</text:p>
                <draw:g>
                  <svg:desc>Sheet1.B44:Sheet1.B44</svg:desc>
                </draw:g>
              </table:table-cell>
              <table:table-cell office:value-type="string">
                <text:p>CellIndexPeriodic</text:p>
                <draw:g>
                  <svg:desc>Sheet1.C44:Sheet1.C44</svg:desc>
                </draw:g>
              </table:table-cell>
              <table:table-cell office:value-type="string">
                <text:p>BruteForceMethod</text:p>
                <draw:g>
                  <svg:desc>Sheet1.D44:Sheet1.D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45:Sheet1.A55</svg:desc>
                </draw:g>
              </table:table-cell>
              <table:table-cell office:value-type="float" office:value="13640640">
                <text:p>13640640</text:p>
                <draw:g>
                  <svg:desc>Sheet1.B45:Sheet1.B55</svg:desc>
                </draw:g>
              </table:table-cell>
              <table:table-cell office:value-type="float" office:value="23798631">
                <text:p>23798631</text:p>
                <draw:g>
                  <svg:desc>Sheet1.C45:Sheet1.C55</svg:desc>
                </draw:g>
              </table:table-cell>
              <table:table-cell office:value-type="float" office:value="8378281">
                <text:p>8378281</text:p>
                <draw:g>
                  <svg:desc>Sheet1.D45:Sheet1.D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016075">
                <text:p>14016075</text:p>
              </table:table-cell>
              <table:table-cell office:value-type="float" office:value="44343687">
                <text:p>44343687</text:p>
              </table:table-cell>
              <table:table-cell office:value-type="float" office:value="2084662">
                <text:p>20846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8197372">
                <text:p>28197372</text:p>
              </table:table-cell>
              <table:table-cell office:value-type="float" office:value="40212120">
                <text:p>40212120</text:p>
              </table:table-cell>
              <table:table-cell office:value-type="float" office:value="10480511">
                <text:p>104805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2367621">
                <text:p>32367621</text:p>
              </table:table-cell>
              <table:table-cell office:value-type="float" office:value="18279495">
                <text:p>18279495</text:p>
              </table:table-cell>
              <table:table-cell office:value-type="float" office:value="2237399">
                <text:p>2237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6908903">
                <text:p>46908903</text:p>
              </table:table-cell>
              <table:table-cell office:value-type="float" office:value="30477467">
                <text:p>30477467</text:p>
              </table:table-cell>
              <table:table-cell office:value-type="float" office:value="11868599">
                <text:p>118685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2361270">
                <text:p>22361270</text:p>
              </table:table-cell>
              <table:table-cell office:value-type="float" office:value="15095331">
                <text:p>15095331</text:p>
              </table:table-cell>
              <table:table-cell office:value-type="float" office:value="11354186">
                <text:p>11354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8761868">
                <text:p>28761868</text:p>
              </table:table-cell>
              <table:table-cell office:value-type="float" office:value="31827056">
                <text:p>31827056</text:p>
              </table:table-cell>
              <table:table-cell office:value-type="float" office:value="9828818">
                <text:p>9828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1458428">
                <text:p>51458428</text:p>
              </table:table-cell>
              <table:table-cell office:value-type="float" office:value="48125537">
                <text:p>48125537</text:p>
              </table:table-cell>
              <table:table-cell office:value-type="float" office:value="8482926">
                <text:p>8482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48003156">
                <text:p>48003156</text:p>
              </table:table-cell>
              <table:table-cell office:value-type="float" office:value="32182580">
                <text:p>32182580</text:p>
              </table:table-cell>
              <table:table-cell office:value-type="float" office:value="16982765">
                <text:p>169827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2898235">
                <text:p>42898235</text:p>
              </table:table-cell>
              <table:table-cell office:value-type="float" office:value="28569457">
                <text:p>28569457</text:p>
              </table:table-cell>
              <table:table-cell office:value-type="float" office:value="2353517">
                <text:p>23535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27890461">
                <text:p>27890461</text:p>
              </table:table-cell>
              <table:table-cell office:value-type="float" office:value="38844832">
                <text:p>38844832</text:p>
              </table:table-cell>
              <table:table-cell office:value-type="float" office:value="2597803">
                <text:p>25978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title svg:x="5.932cm" svg:y="0.316cm" chart:style-name="ch2">
          <text:p>Method Comparison</text:p>
        </chart:title>
        <chart:subtitle svg:x="7.533cm" svg:y="1.301cm" chart:style-name="ch3">
          <text:p>M=6</text:p>
        </chart:subtitle>
        <chart:legend chart:legend-position="end" svg:x="11.826cm" svg:y="3.706cm" style:legend-expansion="high" chart:style-name="ch4"/>
        <chart:plot-area chart:style-name="ch5" table:cell-range-address="Sheet1.A58:Sheet1.D69" chart:data-source-has-labels="row" svg:x="1.331cm" svg:y="2.19cm" svg:width="10.175cm" svg:height="5.655cm">
          <chartooo:coordinate-region svg:x="3.064cm" svg:y="2.389cm" svg:width="8.255cm" svg:height="4.809cm"/>
          <chart:axis chart:dimension="x" chart:name="primary-x" chart:style-name="ch6">
            <chart:title svg:x="4.919cm" svg:y="8.025cm" chart:style-name="ch7">
              <text:p>Number Of Particles</text:p>
            </chart:title>
          </chart:axis>
          <chart:axis chart:dimension="y" chart:name="primary-y" chart:style-name="ch6">
            <chart:title svg:x="0.451cm" svg:y="5.418cm" chart:style-name="ch8">
              <text:p>Time</text:p>
            </chart:title>
            <chart:grid chart:style-name="ch9" chart:class="major"/>
          </chart:axis>
          <chart:series chart:style-name="ch10" chart:values-cell-range-address="Sheet1.B59:Sheet1.B69" chart:label-cell-address="Sheet1.B58:Sheet1.B58" chart:class="chart:scatter">
            <chart:domain table:cell-range-address="Sheet1.A59:Sheet1.A69"/>
            <chart:data-point chart:repeated="11"/>
          </chart:series>
          <chart:series chart:style-name="ch11" chart:values-cell-range-address="Sheet1.C59:Sheet1.C69" chart:label-cell-address="Sheet1.C58:Sheet1.C58" chart:class="chart:scatter">
            <chart:data-point chart:repeated="11"/>
          </chart:series>
          <chart:series chart:style-name="ch12" chart:values-cell-range-address="Sheet1.D59:Sheet1.D69" chart:label-cell-address="Sheet1.D58:Sheet1.D58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llIndex</text:p>
                <draw:g>
                  <svg:desc>Sheet1.B58:Sheet1.B58</svg:desc>
                </draw:g>
              </table:table-cell>
              <table:table-cell office:value-type="string">
                <text:p>CellIndexPeriodic</text:p>
                <draw:g>
                  <svg:desc>Sheet1.C58:Sheet1.C58</svg:desc>
                </draw:g>
              </table:table-cell>
              <table:table-cell office:value-type="string">
                <text:p>BruteForceMethod</text:p>
                <draw:g>
                  <svg:desc>Sheet1.D58:Sheet1.D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59:Sheet1.A69</svg:desc>
                </draw:g>
              </table:table-cell>
              <table:table-cell office:value-type="float" office:value="26099294">
                <text:p>26099294</text:p>
                <draw:g>
                  <svg:desc>Sheet1.B59:Sheet1.B69</svg:desc>
                </draw:g>
              </table:table-cell>
              <table:table-cell office:value-type="float" office:value="23491344">
                <text:p>23491344</text:p>
                <draw:g>
                  <svg:desc>Sheet1.C59:Sheet1.C69</svg:desc>
                </draw:g>
              </table:table-cell>
              <table:table-cell office:value-type="float" office:value="2227418">
                <text:p>2227418</text:p>
                <draw:g>
                  <svg:desc>Sheet1.D59:Sheet1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976245">
                <text:p>17976245</text:p>
              </table:table-cell>
              <table:table-cell office:value-type="float" office:value="30751628">
                <text:p>30751628</text:p>
              </table:table-cell>
              <table:table-cell office:value-type="float" office:value="5907664">
                <text:p>5907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1459495">
                <text:p>61459495</text:p>
              </table:table-cell>
              <table:table-cell office:value-type="float" office:value="22928554">
                <text:p>22928554</text:p>
              </table:table-cell>
              <table:table-cell office:value-type="float" office:value="2265183">
                <text:p>22651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5738609">
                <text:p>15738609</text:p>
              </table:table-cell>
              <table:table-cell office:value-type="float" office:value="16299759">
                <text:p>16299759</text:p>
              </table:table-cell>
              <table:table-cell office:value-type="float" office:value="2128554">
                <text:p>21285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8613588">
                <text:p>28613588</text:p>
              </table:table-cell>
              <table:table-cell office:value-type="float" office:value="30379142">
                <text:p>30379142</text:p>
              </table:table-cell>
              <table:table-cell office:value-type="float" office:value="2685097">
                <text:p>2685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4164794">
                <text:p>14164794</text:p>
              </table:table-cell>
              <table:table-cell office:value-type="float" office:value="38177143">
                <text:p>38177143</text:p>
              </table:table-cell>
              <table:table-cell office:value-type="float" office:value="13645337">
                <text:p>136453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4523670">
                <text:p>24523670</text:p>
              </table:table-cell>
              <table:table-cell office:value-type="float" office:value="31622383">
                <text:p>31622383</text:p>
              </table:table-cell>
              <table:table-cell office:value-type="float" office:value="2496397">
                <text:p>2496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5785876">
                <text:p>25785876</text:p>
              </table:table-cell>
              <table:table-cell office:value-type="float" office:value="55680772">
                <text:p>55680772</text:p>
              </table:table-cell>
              <table:table-cell office:value-type="float" office:value="4625352">
                <text:p>4625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41217709">
                <text:p>41217709</text:p>
              </table:table-cell>
              <table:table-cell office:value-type="float" office:value="33338011">
                <text:p>33338011</text:p>
              </table:table-cell>
              <table:table-cell office:value-type="float" office:value="2372771">
                <text:p>23727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2967667">
                <text:p>22967667</text:p>
              </table:table-cell>
              <table:table-cell office:value-type="float" office:value="14133098">
                <text:p>14133098</text:p>
              </table:table-cell>
              <table:table-cell office:value-type="float" office:value="4076232">
                <text:p>4076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16757170">
                <text:p>16757170</text:p>
              </table:table-cell>
              <table:table-cell office:value-type="float" office:value="40027618">
                <text:p>40027618</text:p>
              </table:table-cell>
              <table:table-cell office:value-type="float" office:value="3299357">
                <text:p>32993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title svg:x="5.932cm" svg:y="0.316cm" chart:style-name="ch2">
          <text:p>Method Comparison</text:p>
        </chart:title>
        <chart:subtitle svg:x="7.533cm" svg:y="1.301cm" chart:style-name="ch3">
          <text:p>M=4</text:p>
        </chart:subtitle>
        <chart:legend chart:legend-position="end" svg:x="11.825cm" svg:y="3.705cm" style:legend-expansion="high" chart:style-name="ch4"/>
        <chart:plot-area chart:style-name="ch5" table:cell-range-address="Sheet1.A72:Sheet1.D83" chart:data-source-has-labels="row" svg:x="1.331cm" svg:y="2.19cm" svg:width="10.174cm" svg:height="5.654cm">
          <chartooo:coordinate-region svg:x="3.064cm" svg:y="2.389cm" svg:width="8.254cm" svg:height="4.808cm"/>
          <chart:axis chart:dimension="x" chart:name="primary-x" chart:style-name="ch6">
            <chart:title svg:x="4.919cm" svg:y="8.024cm" chart:style-name="ch7">
              <text:p>Number Of Particles</text:p>
            </chart:title>
          </chart:axis>
          <chart:axis chart:dimension="y" chart:name="primary-y" chart:style-name="ch6">
            <chart:title svg:x="0.451cm" svg:y="5.418cm" chart:style-name="ch8">
              <text:p>Time</text:p>
            </chart:title>
            <chart:grid chart:style-name="ch9" chart:class="major"/>
          </chart:axis>
          <chart:series chart:style-name="ch10" chart:values-cell-range-address="Sheet1.B73:Sheet1.B83" chart:label-cell-address="Sheet1.B72:Sheet1.B72" chart:class="chart:scatter">
            <chart:domain table:cell-range-address="Sheet1.A73:Sheet1.A83"/>
            <chart:data-point chart:repeated="11"/>
          </chart:series>
          <chart:series chart:style-name="ch11" chart:values-cell-range-address="Sheet1.C73:Sheet1.C83" chart:label-cell-address="Sheet1.C72:Sheet1.C72" chart:class="chart:scatter">
            <chart:data-point chart:repeated="11"/>
          </chart:series>
          <chart:series chart:style-name="ch12" chart:values-cell-range-address="Sheet1.D73:Sheet1.D83" chart:label-cell-address="Sheet1.D72:Sheet1.D72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llIndex</text:p>
                <draw:g>
                  <svg:desc>Sheet1.B72:Sheet1.B72</svg:desc>
                </draw:g>
              </table:table-cell>
              <table:table-cell office:value-type="string">
                <text:p>CellIndexPeriodic</text:p>
                <draw:g>
                  <svg:desc>Sheet1.C72:Sheet1.C72</svg:desc>
                </draw:g>
              </table:table-cell>
              <table:table-cell office:value-type="string">
                <text:p>BruteForceMethod</text:p>
                <draw:g>
                  <svg:desc>Sheet1.D72:Sheet1.D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73:Sheet1.A83</svg:desc>
                </draw:g>
              </table:table-cell>
              <table:table-cell office:value-type="float" office:value="42656277">
                <text:p>42656277</text:p>
                <draw:g>
                  <svg:desc>Sheet1.B73:Sheet1.B83</svg:desc>
                </draw:g>
              </table:table-cell>
              <table:table-cell office:value-type="float" office:value="19826298">
                <text:p>19826298</text:p>
                <draw:g>
                  <svg:desc>Sheet1.C73:Sheet1.C83</svg:desc>
                </draw:g>
              </table:table-cell>
              <table:table-cell office:value-type="float" office:value="2405280">
                <text:p>2405280</text:p>
                <draw:g>
                  <svg:desc>Sheet1.D73:Sheet1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989430">
                <text:p>16989430</text:p>
              </table:table-cell>
              <table:table-cell office:value-type="float" office:value="49347761">
                <text:p>49347761</text:p>
              </table:table-cell>
              <table:table-cell office:value-type="float" office:value="1914606">
                <text:p>19146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0041323">
                <text:p>50041323</text:p>
              </table:table-cell>
              <table:table-cell office:value-type="float" office:value="20519646">
                <text:p>20519646</text:p>
              </table:table-cell>
              <table:table-cell office:value-type="float" office:value="1931497">
                <text:p>19314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1045749">
                <text:p>21045749</text:p>
              </table:table-cell>
              <table:table-cell office:value-type="float" office:value="18541072">
                <text:p>18541072</text:p>
              </table:table-cell>
              <table:table-cell office:value-type="float" office:value="11916612">
                <text:p>119166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016821">
                <text:p>20016821</text:p>
              </table:table-cell>
              <table:table-cell office:value-type="float" office:value="24214742">
                <text:p>24214742</text:p>
              </table:table-cell>
              <table:table-cell office:value-type="float" office:value="13645591">
                <text:p>136455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4008016">
                <text:p>14008016</text:p>
              </table:table-cell>
              <table:table-cell office:value-type="float" office:value="35708235">
                <text:p>35708235</text:p>
              </table:table-cell>
              <table:table-cell office:value-type="float" office:value="2087368">
                <text:p>2087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6206597">
                <text:p>26206597</text:p>
              </table:table-cell>
              <table:table-cell office:value-type="float" office:value="16212321">
                <text:p>16212321</text:p>
              </table:table-cell>
              <table:table-cell office:value-type="float" office:value="4219472">
                <text:p>4219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308808">
                <text:p>15308808</text:p>
              </table:table-cell>
              <table:table-cell office:value-type="float" office:value="14549329">
                <text:p>14549329</text:p>
              </table:table-cell>
              <table:table-cell office:value-type="float" office:value="2514963">
                <text:p>2514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6947451">
                <text:p>26947451</text:p>
              </table:table-cell>
              <table:table-cell office:value-type="float" office:value="32798477">
                <text:p>32798477</text:p>
              </table:table-cell>
              <table:table-cell office:value-type="float" office:value="2985810">
                <text:p>29858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5828759">
                <text:p>25828759</text:p>
              </table:table-cell>
              <table:table-cell office:value-type="float" office:value="27693868">
                <text:p>27693868</text:p>
              </table:table-cell>
              <table:table-cell office:value-type="float" office:value="2351501">
                <text:p>23515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22018471">
                <text:p>22018471</text:p>
              </table:table-cell>
              <table:table-cell office:value-type="float" office:value="37057721">
                <text:p>37057721</text:p>
              </table:table-cell>
              <table:table-cell office:value-type="float" office:value="2425999">
                <text:p>2425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